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aa85" officeooo:paragraph-rsid="0012aa85"/>
    </style:style>
    <style:style style:name="P2" style:family="paragraph" style:parent-style-name="Standard">
      <style:text-properties officeooo:rsid="0012aa85" officeooo:paragraph-rsid="00134fd0"/>
    </style:style>
    <style:style style:name="P3" style:family="paragraph" style:parent-style-name="Standard">
      <style:text-properties fo:font-weight="bold" officeooo:rsid="0012aa85" officeooo:paragraph-rsid="0012aa85" style:font-weight-asian="bold" style:font-weight-complex="bold"/>
    </style:style>
    <style:style style:name="P4" style:family="paragraph" style:parent-style-name="Standard">
      <style:text-properties fo:font-weight="bold" officeooo:rsid="00134fd0" officeooo:paragraph-rsid="00134fd0" style:font-weight-asian="bold" style:font-weight-complex="bold"/>
    </style:style>
    <style:style style:name="P5" style:family="paragraph" style:parent-style-name="Standard">
      <style:text-properties officeooo:rsid="00134fd0" officeooo:paragraph-rsid="00134fd0"/>
    </style:style>
    <style:style style:name="P6" style:family="paragraph" style:parent-style-name="Standard">
      <style:text-properties officeooo:rsid="0013648d" officeooo:paragraph-rsid="0013648d"/>
    </style:style>
    <style:style style:name="T1" style:family="text">
      <style:text-properties officeooo:rsid="00134f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2 Emissionen Dokumentation</text:p>
      <text:p text:style-name="P1"/>
      <text:p text:style-name="P1"/>
      <text:p text:style-name="P1"/>
      <text:p text:style-name="P2">Hier beschreibe ich die Schritte, mit denen die co2 Emissionen berechnet werden können. <text:span text:style-name="T1">Die Programmierungssprache ist R. Der gesamte Code und alle Skripts sind hier zu sehen:</text:span></text:p>
      <text:p text:style-name="P2"/>
      <text:p text:style-name="P2"><text:a xlink:type="simple" xlink:href="https://github.com/bhaskar-kamble/co2emissions" text:style-name="Internet_20_link" text:visited-style-name="Visited_20_Internet_20_Link">https://github.com/bhaskar-kamble/co2emissions</text:a></text:p>
      <text:p text:style-name="P2"/>
      <text:p text:style-name="P4">Ziel:</text:p>
      <text:p text:style-name="P2"/>
      <text:p text:style-name="P2">Gesucht sind die CO2 Emissionen einer Region. Beispielsweise ist die Region hier „Konstanz“. <text:span text:style-name="T1">Hier ist der Link von Konstanz (auch im oben genannten Link erhältlich – auf „Kostanz“ klicken.):</text:span></text:p>
      <text:p text:style-name="P1"/>
      <text:p text:style-name="P5"><text:a xlink:type="simple" xlink:href="https://github.com/bhaskar-kamble/co2emissions/tree/master/Konstanz" text:style-name="Internet_20_link" text:visited-style-name="Visited_20_Internet_20_Link">https://github.com/bhaskar-kamble/co2emissions/tree/master/Konstanz</text:a></text:p>
      <text:p text:style-name="P5"/>
      <text:p text:style-name="P6">1. Das Skript „mainCO2_konstanz.R“ (<text:a xlink:type="simple" xlink:href="https://github.com/bhaskar-kamble/co2emissions/blob/master/Konstanz/mainCO2_konstanz.R" text:style-name="Internet_20_link" text:visited-style-name="Visited_20_Internet_20_Link">https://github.com/bhaskar-kamble/co2emissions/blob/master/Konstanz/mainCO2_konstanz.R</text:a>) in R oder R-Studio laufen lassen.</text:p>
      <text:p text:style-name="P6"/>
      <text:p text:style-name="P6">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4:22:08.051471287</meta:creation-date>
    <dc:date>2019-12-10T15:54:45.850281263</dc:date>
    <meta:editing-duration>PT1H22M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73" meta:character-count="671" meta:non-whitespace-character-count="604"/>
  </office:meta>
</office:document-meta>
</file>